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ko" style:country-asian="K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לשחות בים</text:p>
      <text:p text:style-name="P1">לדבר עם מייקל לגבי העבודה<text:tab/></text:p>
      <text:p text:style-name="P1">איסורים למיניהם</text:p>
      <text:p text:style-name="P1">בטחון בישועה</text:p>
      <text:p text:style-name="P1">מראה</text:p>
      <text:p text:style-name="P1">דיבור בלשונות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phir Bushinsky</meta:initial-creator>
    <meta:creation-date>2015-05-22T01:09:48.61</meta:creation-date>
    <dc:date>2015-05-22T01:13:15.77</dc:date>
    <dc:creator>Ophir Bushinsky</dc:creator>
    <meta:editing-duration>PT3M26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6" meta:word-count="14" meta:character-count="79"/>
  </office:meta>
</office:document-meta>
</file>